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2"/>
    <style:style style:name="P4" style:family="paragraph" style:parent-style-name="Text_20_body" style:list-style-name="L2">
      <style:paragraph-properties fo:margin-top="0cm" fo:margin-bottom="0cm" style:contextual-spacing="false"/>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6 - Exercício 21</text:h>
      <text:h text:style-name="Heading_20_3" text:outline-level="3">Personagens para Jogo</text:h>
      <text:p text:style-name="Text_20_body">Crie as seguintes classes utilizando javascript:</text:p>
      <text:list xml:id="list3501690233" text:style-name="L1">
        <text:list-item>
          <text:p text:style-name="P2">Uma classe <text:span text:style-name="Strong_20_Emphasis">Character</text:span> que representa um personagem de um jogo. </text:p>
          <text:list>
            <text:list-item>
              <text:p text:style-name="P2">Ela deverá possuir atributos para nome, pontos de vida, de ataque e de defesa. </text:p>
            </text:list-item>
            <text:list-item>
              <text:p text:style-name="P2">Ela também deverá possuir um método para atacar, que tem como argumento o personagem alvo (outra instância de Character) e subtrai os pontos de vida desse alvo pela diferença entre os pontos de ataque do personagem atual e a defesa do alvo. </text:p>
            </text:list-item>
          </text:list>
        </text:list-item>
        <text:list-item>
          <text:p text:style-name="P2">Uma classe <text:span text:style-name="Strong_20_Emphasis">Thief</text:span> que representa um personagem de um tipo diferente. </text:p>
          <text:list>
            <text:list-item>
              <text:p text:style-name="P2">Ela deve herdar os atributos de Character, mas deve sobrescrever o método de ataque para que o cálculo seja de duas vezes a diferença entre os pontos de ataque do personagem atual e a defesa do alvo. </text:p>
            </text:list-item>
          </text:list>
        </text:list-item>
        <text:list-item>
          <text:p text:style-name="P2">Uma class <text:span text:style-name="Strong_20_Emphasis">Mage</text:span> que representa outro tipo de personagem e também herda de Character. </text:p>
          <text:list>
            <text:list-item>
              <text:p text:style-name="P2">No entanto, essa classe também deve ter um atributo para pontos de magia. </text:p>
            </text:list-item>
            <text:list-item>
              <text:p text:style-name="P2">Além disso, ela também deve sobrescrever o método de ataque para que o cálculo utilize os pontos de ataque somados aos pontos de magia. </text:p>
            </text:list-item>
            <text:list-item>
              <text:p text:style-name="P2">A classe Mage também deverá ter um outro método exclusivo que servirá para aumentar os pontos de vida de um personagem alvo (passado como argumento do método) em um valor de duas vezes os pontos de magia do personagem atual. </text:p>
            </text:list-item>
          </text:list>
        </text:list-item>
        <text:list-item>
          <text:p text:style-name="P2">Uma classe <text:span text:style-name="Strong_20_Emphasis">Warrior</text:span> que representa outro tipo de personagem e também herda de Character. </text:p>
          <text:list>
            <text:list-item>
              <text:p text:style-name="P2">Essa classe também deve possuir um atributo para pontos de escudo e outro para posição, que poderá ser de ataque ou defesa. </text:p>
            </text:list-item>
            <text:list-item>
              <text:p text:style-name="P2">Ela também deve sobrescrever o método de ataque para que ele só aconteça se a posição atual for a de ataque. </text:p>
            </text:list-item>
            <text:list-item>
              <text:p text:style-name="P1">Por fim, ela deverá ter também um método para mudar a posição entre ataque e defesa. Enquanto estiver em posição de defesa, os pontos de escudo devem ser somados aos de defesa para fazer o cálculo do método de ataque. Ao trocar para a posição de ataque apenas os pontos de defesa devem ser considerados (comportamento normal). </text:p>
            </text:list-item>
          </text:list>
        </text:list-item>
      </text:list>
      <text:p text:style-name="Text_20_body">Obs.: Você pode criar um outro arquivo, importar as classes e criar algumas instâncias para testá-las.</text:p>
      <text:p text:style-name="Standard">*****</text:p>
      <text:p text:style-name="Standard"/>
      <text:h text:style-name="Heading_20_1" text:outline-level="1">23 - Exercício 22</text:h>
      <text:p text:style-name="Text_20_body">Você deverá construir uma aplicação em javascript que simula o funcionamento de um banco, com as funcionalidades de depósito, transferência e empréstimos em uma conta bancária. Para isso, crie as seguintes classes:</text:p>
      <text:list xml:id="list3870504281" text:style-name="L2">
        <text:list-item>
          <text:p text:style-name="P4">Deposit: </text:p>
          <text:list>
            <text:list-item>
              <text:p text:style-name="P4">Deverá possuir um atributo para o valor e um atributo para a data de criação. </text:p>
            </text:list-item>
          </text:list>
        </text:list-item>
        <text:list-item>
          <text:p text:style-name="P4"><text:soft-page-break/>Transfer: </text:p>
          <text:list>
            <text:list-item>
              <text:p text:style-name="P4">Deverá possuir atributos para: o usuário que enviou a transferência, o que recebeu a transferência, o valor e a data de criação. </text:p>
            </text:list-item>
          </text:list>
        </text:list-item>
        <text:list-item>
          <text:p text:style-name="P4">Loan: </text:p>
          <text:list>
            <text:list-item>
              <text:p text:style-name="P4">Deverá possuir um atributo estático privado para a taxa de juros e que possuir um getter estático para ler o atributo privado e um setter estático para definir uma nova taxa de juros a partir de uma porcentagem. </text:p>
            </text:list-item>
            <text:list-item>
              <text:p text:style-name="P4">Deverá possuir os atributos para o valor do empréstimo e para a data de criação. </text:p>
            </text:list-item>
            <text:list-item>
              <text:p text:style-name="P4">Também deverá possuir um atributo para as parcelas do empréstimo, sendo que o construtor deve ter como parâmetro o número de parcelas e então deve calcular as parcelas (instâncias de Installments) e armazená-las nesse atributo. </text:p>
            </text:list-item>
          </text:list>
        </text:list-item>
        <text:list-item>
          <text:p text:style-name="P4">Installment: </text:p>
          <text:list>
            <text:list-item>
              <text:p text:style-name="P4">Deve possuir atributos para: o valor da parcela, o número dela e sua situação (paga ou pendente) </text:p>
            </text:list-item>
          </text:list>
        </text:list-item>
        <text:list-item>
          <text:p text:style-name="P4">Account: </text:p>
          <text:list>
            <text:list-item>
              <text:p text:style-name="P4">Deve possuir atributos para: o saldo, todos os depósitos realizados, todos os empréstimos, todas as transferências e para o dono da conta. </text:p>
            </text:list-item>
            <text:list-item>
              <text:p text:style-name="P4">O atributo do saldo deve ser privado e somente de leitura, ou seja, seu valor não pode ser reatribuído, somente podendo ser modificado através dos depósitos, empréstimos e transferências. </text:p>
            </text:list-item>
            <text:list-item>
              <text:p text:style-name="P4">Deve possuir um método para fazer um novo depósito, onde o valor do deposito será acrescentado ao saldo e a instância de Deposit ao atributos array de depósitos. </text:p>
            </text:list-item>
            <text:list-item>
              <text:p text:style-name="P4">Deve possuir um método para fazer um novo empréstimo, que deverá acrescentar o valor do empréstimo ao saldo e salvar a instância de Loan no atributo array de empréstimos. </text:p>
            </text:list-item>
            <text:list-item>
              <text:p text:style-name="P4">Deve possuir um método de fazer uma transferência, onde é verificado se a transferência foi feita para o dono da conta ou pelo dono da conta para outro usuário. Se feito para o dono da conta, o valor dela deve ser acrescentado ao saldo. Se feito pelo dono da conta para outro usuário, o valor dela deve ser descontado do saldo. Além disso, a transferência deve ser salva no atributo array de transferências. </text:p>
            </text:list-item>
          </text:list>
        </text:list-item>
        <text:list-item>
          <text:p text:style-name="P4">User: </text:p>
          <text:list>
            <text:list-item>
              <text:p text:style-name="P4">Deve possuir atributos para nome completo, email e conta. </text:p>
            </text:list-item>
          </text:list>
        </text:list-item>
        <text:list-item>
          <text:p text:style-name="P4">App: </text:p>
          <text:list>
            <text:list-item>
              <text:p text:style-name="P4">Deve possuir um atributo estático privado para a lista dos usuários do app. </text:p>
            </text:list-item>
            <text:list-item>
              <text:p text:style-name="P4">Deve possuir um método estático para criar um novo usuário que só permite criar um usuário por email, ou seja, se o email já estiver sendo usado por outro usuário não deverá ser utilizado novamente. </text:p>
            </text:list-item>
            <text:list-item>
              <text:p text:style-name="P4">Deve possuir um método estático para encontrar um usuário a partir do seu email. </text:p>
            </text:list-item>
            <text:list-item>
              <text:p text:style-name="P4">Deve possuir métodos estáticos para realizar as operações de depósito, transferência e empréstimo. Elas devem ter como parâmetro as informações necessárias, como o email do usuário que está realizando a operação e o valor. </text:p>
            </text:list-item>
            <text:list-item>
              <text:p text:style-name="P3">Deve possuir um método para alterar a taxa dos empréstimos. </text:p>
            </text:list-item>
          </text:list>
        </text:list-item>
      </text:list>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7T08:20:34.849743883</meta:creation-date>
    <dc:date>2023-04-17T08:25:37.658652714</dc:date>
    <meta:editing-duration>PT5M3S</meta:editing-duration>
    <meta:editing-cycles>1</meta:editing-cycles>
    <meta:document-statistic meta:table-count="0" meta:image-count="0" meta:object-count="0" meta:page-count="2" meta:paragraph-count="44" meta:word-count="867" meta:character-count="4926" meta:non-whitespace-character-count="4103"/>
    <meta:generator>LibreOffice/7.3.7.2$Linux_X86_64 LibreOffice_project/30$Build-2</meta:generator>
  </office:meta>
</office:document-meta>
</file>